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7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8.44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7806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7.613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8.8806in" table:align="left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18.6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1972in" table:align="left"/>
    </style:style>
    <style:style style:name="Table4.A" style:family="table-column">
      <style:table-column-properties style:column-width="0.1674in"/>
    </style:style>
    <style:style style:name="Table4.B" style:family="table-column">
      <style:table-column-properties style:column-width="7.029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8.1146in" table:align="left"/>
    </style:style>
    <style:style style:name="Table5.A" style:family="table-column">
      <style:table-column-properties style:column-width="0.2507in"/>
    </style:style>
    <style:style style:name="Table5.B" style:family="table-column">
      <style:table-column-properties style:column-width="7.863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0292in" table:align="left"/>
    </style:style>
    <style:style style:name="Table6.A" style:family="table-column">
      <style:table-column-properties style:column-width="0.2507in"/>
    </style:style>
    <style:style style:name="Table6.B" style:family="table-column">
      <style:table-column-properties style:column-width="5.778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4479in" table:align="left"/>
    </style:style>
    <style:style style:name="Table7.A" style:family="table-column">
      <style:table-column-properties style:column-width="0.2507in"/>
    </style:style>
    <style:style style:name="Table7.B" style:family="table-column">
      <style:table-column-properties style:column-width="7.1972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1f8883" officeooo:paragraph-rsid="00204f51"/>
    </style:style>
    <style:style style:name="P2" style:family="paragraph" style:parent-style-name="Text_20_body">
      <style:text-properties officeooo:rsid="0024ab15" officeooo:paragraph-rsid="0025d72c"/>
    </style:style>
    <style:style style:name="P3" style:family="paragraph" style:parent-style-name="Text_20_body">
      <style:text-properties officeooo:paragraph-rsid="002cac11"/>
    </style:style>
    <style:style style:name="P4" style:family="paragraph" style:parent-style-name="Text_20_body">
      <style:text-properties officeooo:paragraph-rsid="00341368"/>
    </style:style>
    <style:style style:name="P5" style:family="paragraph" style:parent-style-name="Text_20_body">
      <style:text-properties officeooo:paragraph-rsid="003cfb20"/>
    </style:style>
    <style:style style:name="P6" style:family="paragraph" style:parent-style-name="Text_20_body">
      <style:text-properties officeooo:rsid="0040f0dd" officeooo:paragraph-rsid="0040f0dd"/>
    </style:style>
    <style:style style:name="P7" style:family="paragraph" style:parent-style-name="Text_20_body">
      <style:text-properties officeooo:rsid="0046dd86" officeooo:paragraph-rsid="0046dd86"/>
    </style:style>
    <style:style style:name="P8" style:family="paragraph" style:parent-style-name="Text_20_body">
      <style:text-properties officeooo:rsid="004c699d" officeooo:paragraph-rsid="004c699d"/>
    </style:style>
    <style:style style:name="P9" style:family="paragraph" style:parent-style-name="Text_20_body">
      <style:text-properties officeooo:rsid="004c699d" officeooo:paragraph-rsid="004dba84"/>
    </style:style>
    <style:style style:name="P10" style:family="paragraph" style:parent-style-name="Text_20_body">
      <style:text-properties officeooo:rsid="004c699d" officeooo:paragraph-rsid="0059b620"/>
    </style:style>
    <style:style style:name="P11" style:family="paragraph" style:parent-style-name="Text_20_body">
      <style:text-properties officeooo:paragraph-rsid="0052783b"/>
    </style:style>
    <style:style style:name="P12" style:family="paragraph" style:parent-style-name="Text_20_body">
      <style:text-properties officeooo:paragraph-rsid="00568178"/>
    </style:style>
    <style:style style:name="P13" style:family="paragraph" style:parent-style-name="Text_20_body">
      <style:text-properties officeooo:rsid="005eebf8" officeooo:paragraph-rsid="005eebf8"/>
    </style:style>
    <style:style style:name="P14" style:family="paragraph" style:parent-style-name="Text_20_body">
      <style:text-properties officeooo:rsid="00341368" officeooo:paragraph-rsid="00341368"/>
    </style:style>
    <style:style style:name="P15" style:family="paragraph" style:parent-style-name="Text_20_body">
      <style:text-properties officeooo:rsid="00375320" officeooo:paragraph-rsid="00375320"/>
    </style:style>
    <style:style style:name="P16" style:family="paragraph" style:parent-style-name="Text_20_body">
      <style:text-properties officeooo:rsid="00445481"/>
    </style:style>
    <style:style style:name="P17" style:family="paragraph" style:parent-style-name="Text_20_body">
      <style:text-properties officeooo:rsid="004dba84" officeooo:paragraph-rsid="004f45b3"/>
    </style:style>
    <style:style style:name="P18" style:family="paragraph" style:parent-style-name="Text_20_body">
      <style:text-properties officeooo:rsid="004dba84" officeooo:paragraph-rsid="0050bec9"/>
    </style:style>
    <style:style style:name="P19" style:family="paragraph" style:parent-style-name="Text_20_body">
      <style:text-properties officeooo:rsid="00534f2b"/>
    </style:style>
    <style:style style:name="P20" style:family="paragraph" style:parent-style-name="Text_20_body">
      <style:text-properties officeooo:rsid="005869d4" officeooo:paragraph-rsid="005869d4"/>
    </style:style>
    <style:style style:name="P21" style:family="paragraph" style:parent-style-name="Text_20_body">
      <style:text-properties officeooo:rsid="00613719"/>
    </style:style>
    <style:style style:name="P22" style:family="paragraph" style:parent-style-name="Text_20_body">
      <style:text-properties officeooo:paragraph-rsid="00668f7a"/>
    </style:style>
    <style:style style:name="P23" style:family="paragraph" style:parent-style-name="Text_20_body">
      <style:text-properties officeooo:rsid="006a4562" officeooo:paragraph-rsid="006a4562"/>
    </style:style>
    <style:style style:name="P24" style:family="paragraph" style:parent-style-name="Text_20_body">
      <style:text-properties officeooo:paragraph-rsid="00710e8b"/>
    </style:style>
    <style:style style:name="P25" style:family="paragraph" style:parent-style-name="Text_20_body">
      <style:text-properties fo:font-weight="bold" officeooo:paragraph-rsid="00710e8b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/>
    </style:style>
    <style:style style:name="P27" style:family="paragraph" style:parent-style-name="Heading_20_1">
      <style:text-properties officeooo:rsid="004a7422" officeooo:paragraph-rsid="004a7422"/>
    </style:style>
    <style:style style:name="P28" style:family="paragraph" style:parent-style-name="Heading_20_2">
      <style:text-properties officeooo:rsid="0040f0dd" officeooo:paragraph-rsid="0040f0dd"/>
    </style:style>
    <style:style style:name="P29" style:family="paragraph" style:parent-style-name="Heading_20_2">
      <style:text-properties officeooo:rsid="004c699d" officeooo:paragraph-rsid="004c699d"/>
    </style:style>
    <style:style style:name="P30" style:family="paragraph" style:parent-style-name="Heading_20_2">
      <style:text-properties officeooo:paragraph-rsid="0052783b"/>
    </style:style>
    <style:style style:name="P31" style:family="paragraph" style:parent-style-name="Heading_20_2">
      <style:paragraph-properties fo:margin-top="0in" fo:margin-bottom="0.1965in" style:contextual-spacing="false"/>
      <style:text-properties officeooo:paragraph-rsid="00380aec"/>
    </style:style>
    <style:style style:name="P32" style:family="paragraph" style:parent-style-name="Preformatted_20_Text">
      <style:paragraph-properties fo:margin-top="0in" fo:margin-bottom="0.1965in" style:contextual-spacing="false"/>
    </style:style>
    <style:style style:name="P33" style:family="paragraph" style:parent-style-name="Preformatted_20_Text">
      <style:paragraph-properties fo:margin-top="0in" fo:margin-bottom="0.1965in" style:contextual-spacing="false"/>
      <style:text-properties officeooo:paragraph-rsid="00380aec"/>
    </style:style>
    <style:style style:name="P34" style:family="paragraph" style:parent-style-name="Preformatted_20_Text">
      <style:text-properties officeooo:paragraph-rsid="00375320"/>
    </style:style>
    <style:style style:name="P35" style:family="paragraph" style:parent-style-name="Preformatted_20_Text">
      <style:text-properties officeooo:rsid="0040f0dd" officeooo:paragraph-rsid="0040f0dd"/>
    </style:style>
    <style:style style:name="P36" style:family="paragraph" style:parent-style-name="Preformatted_20_Text">
      <style:text-properties officeooo:paragraph-rsid="0052783b"/>
    </style:style>
    <style:style style:name="P37" style:family="paragraph" style:parent-style-name="Preformatted_20_Text">
      <style:text-properties officeooo:rsid="004c699d" officeooo:paragraph-rsid="004c699d"/>
    </style:style>
    <style:style style:name="P38" style:family="paragraph" style:parent-style-name="Preformatted_20_Text">
      <style:text-properties officeooo:paragraph-rsid="00668f7a"/>
    </style:style>
    <style:style style:name="P39" style:family="paragraph" style:parent-style-name="Preformatted_20_Text">
      <style:text-properties officeooo:paragraph-rsid="006882ba"/>
    </style:style>
    <style:style style:name="P40" style:family="paragraph" style:parent-style-name="Text_20_body">
      <style:text-properties officeooo:rsid="00668f7a"/>
    </style:style>
    <style:style style:name="P41" style:family="paragraph" style:parent-style-name="Text_20_body">
      <style:text-properties officeooo:rsid="006cbb49" officeooo:paragraph-rsid="006cbb49"/>
    </style:style>
    <style:style style:name="P42" style:family="paragraph" style:parent-style-name="Text_20_body">
      <style:text-properties fo:font-weight="bold" officeooo:paragraph-rsid="00286ff0" style:font-weight-asian="bold" style:font-weight-complex="bold"/>
    </style:style>
    <style:style style:name="P43" style:family="paragraph" style:parent-style-name="Text_20_body">
      <style:text-properties officeooo:rsid="004c699d" officeooo:paragraph-rsid="0059b620"/>
    </style:style>
    <style:style style:name="P44" style:family="paragraph" style:parent-style-name="Text_20_body">
      <style:text-properties officeooo:rsid="006e8791" officeooo:paragraph-rsid="007b4aff"/>
    </style:style>
    <style:style style:name="T1" style:family="text">
      <style:text-properties officeooo:rsid="00204f51"/>
    </style:style>
    <style:style style:name="T2" style:family="text">
      <style:text-properties officeooo:rsid="00217ead"/>
    </style:style>
    <style:style style:name="T3" style:family="text">
      <style:text-properties officeooo:rsid="0025d72c"/>
    </style:style>
    <style:style style:name="T4" style:family="text">
      <style:text-properties officeooo:rsid="00286ff0"/>
    </style:style>
    <style:style style:name="T5" style:family="text">
      <style:text-properties officeooo:rsid="002b1b3e"/>
    </style:style>
    <style:style style:name="T6" style:family="text">
      <style:text-properties officeooo:rsid="002b9f35"/>
    </style:style>
    <style:style style:name="T7" style:family="text">
      <style:text-properties officeooo:rsid="002cac11"/>
    </style:style>
    <style:style style:name="T8" style:family="text">
      <style:text-properties officeooo:rsid="002e1a76"/>
    </style:style>
    <style:style style:name="T9" style:family="text">
      <style:text-properties officeooo:rsid="002fc9d0"/>
    </style:style>
    <style:style style:name="T10" style:family="text">
      <style:text-properties officeooo:rsid="0030d95f"/>
    </style:style>
    <style:style style:name="T11" style:family="text">
      <style:text-properties officeooo:rsid="00380aec"/>
    </style:style>
    <style:style style:name="T12" style:family="text">
      <style:text-properties officeooo:rsid="0038635b"/>
    </style:style>
    <style:style style:name="T13" style:family="text">
      <style:text-properties officeooo:rsid="003f4f7a"/>
    </style:style>
    <style:style style:name="T14" style:family="text">
      <style:text-properties officeooo:rsid="00428fc7"/>
    </style:style>
    <style:style style:name="T15" style:family="text">
      <style:text-properties officeooo:rsid="00445481"/>
    </style:style>
    <style:style style:name="T16" style:family="text">
      <style:text-properties officeooo:rsid="004dba84"/>
    </style:style>
    <style:style style:name="T17" style:family="text">
      <style:text-properties officeooo:rsid="0052783b"/>
    </style:style>
    <style:style style:name="T18" style:family="text">
      <style:text-properties officeooo:rsid="0053445a"/>
    </style:style>
    <style:style style:name="T19" style:family="text">
      <style:text-properties officeooo:rsid="00550b0f"/>
    </style:style>
    <style:style style:name="T20" style:family="text">
      <style:text-properties officeooo:rsid="00568178"/>
    </style:style>
    <style:style style:name="T21" style:family="text">
      <style:text-properties officeooo:rsid="0059b620"/>
    </style:style>
    <style:style style:name="T22" style:family="text">
      <style:text-properties officeooo:rsid="0060787e"/>
    </style:style>
    <style:style style:name="T23" style:family="text">
      <style:text-properties officeooo:rsid="00613719"/>
    </style:style>
    <style:style style:name="T24" style:family="text">
      <style:text-properties officeooo:rsid="00668f7a"/>
    </style:style>
    <style:style style:name="T25" style:family="text">
      <style:text-properties officeooo:rsid="006c0fb9"/>
    </style:style>
    <style:style style:name="T26" style:family="text">
      <style:text-properties officeooo:rsid="006cbb49"/>
    </style:style>
    <style:style style:name="T27" style:family="text">
      <style:text-properties officeooo:rsid="0070812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17ea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17ead" style:font-weight-asian="normal" style:font-weight-complex="normal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217ead"/>
    </style:style>
    <style:style style:name="T34" style:family="text">
      <style:text-properties style:font-name="Liberation Serif" fo:font-weight="normal" style:font-weight-asian="normal" style:font-weight-complex="normal"/>
    </style:style>
    <style:style style:name="T35" style:family="text">
      <style:text-properties style:font-name="Liberation Serif" fo:font-weight="normal" officeooo:rsid="00217ead" style:font-weight-asian="normal" style:font-weight-complex="normal"/>
    </style:style>
    <style:style style:name="T36" style:family="text">
      <style:text-properties style:font-name="Liberation Serif" officeooo:rsid="0025d72c"/>
    </style:style>
    <style:style style:name="T37" style:family="text">
      <style:text-properties style:font-name="Liberation Serif" officeooo:rsid="002b1b3e"/>
    </style:style>
    <style:style style:name="T38" style:family="text">
      <style:text-properties style:font-name="Liberation Serif" officeooo:rsid="002b9f35"/>
    </style:style>
    <style:style style:name="T39" style:family="text">
      <style:text-properties style:font-name="Liberation Serif" officeooo:rsid="002cac11"/>
    </style:style>
    <style:style style:name="T40" style:family="text">
      <style:text-properties style:font-name="Liberation Serif" officeooo:rsid="0038635b"/>
    </style:style>
    <style:style style:name="T41" style:family="text">
      <style:text-properties style:font-name="Liberation Serif" officeooo:rsid="0052783b"/>
    </style:style>
    <style:style style:name="T42" style:family="text">
      <style:text-properties style:font-name="Liberation Serif" officeooo:rsid="00568178"/>
    </style:style>
    <style:style style:name="T43" style:family="text">
      <style:text-properties style:font-name="Liberation Serif" officeooo:rsid="0059b620"/>
    </style:style>
    <style:style style:name="T44" style:family="text">
      <style:text-properties style:font-name="Liberation Serif" officeooo:rsid="00668f7a"/>
    </style:style>
    <style:style style:name="T45" style:family="text">
      <style:text-properties officeooo:rsid="00724388"/>
    </style:style>
    <style:style style:name="T46" style:family="text">
      <style:text-properties officeooo:rsid="00770058"/>
    </style:style>
    <style:style style:name="T47" style:family="text">
      <style:text-properties officeooo:rsid="0078a02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python-mapreduce-code"/>Python MapReduce Code</text:h>
      <text:p text:style-name="P1">Python kodu Hadoop üzerinde, Hadoop Streaming API kullanımı yoluyla çalışır. <text:s/>Hadoop Streaming API, <text:span text:style-name="Source_20_Text">STDIN</text:span> (standard input) <text:span text:style-name="T1">ve </text:span><text:span text:style-name="Source_20_Text">STDOUT </text:span><text:span text:style-name="Source_20_Text"><text:span text:style-name="T33">a</text:span></text:span><text:span text:style-name="Source_20_Text"><text:span text:style-name="T35">racılıgıyla Map ve Reduce kodları arasında verinin aktarılmasına yardımcı olur.</text:span></text:span><text:span text:style-name="T34"> </text:span></text:p>
      <text:p text:style-name="P2">Python ile verinin okunması <text:s/><text:span text:style-name="Source_20_Text">sys.stdin v</text:span><text:span text:style-name="Source_20_Text"><text:span text:style-name="T32">e verinin yazdırılaması <text:s/>sys.stdout aracılıgıyla gerçekleştirilecektir.</text:span></text:span><text:span text:style-name="Source_20_Text"><text:span text:style-name="T36">Hadoop tarafında</text:span></text:span><text:span text:style-name="Source_20_Text"><text:span text:style-name="T32"> </text:span></text:span><text:span text:style-name="Source_20_Text"><text:span text:style-name="T36">Geri kalan herşeyle(verinin dağıtılması vs.) <text:s text:c="2"/>Hadoop Streaming API ilgilenecektir.</text:span></text:span></text:p>
      <text:p text:style-name="P42"><text:bookmark text:name="map-step-mapperpy"/>Map <text:span text:style-name="T4">Adımı</text:span>: mapper.py</text:p>
      <text:p text:style-name="P3"><text:span text:style-name="Source_20_Text"><text:span text:style-name="Source_20_Text"><text:span text:style-name="T37">Kodu yazdığımız python dosyasını </text:span></text:span></text:span><text:span text:style-name="Source_20_Text"><text:span text:style-name="T32">/home/hduser/mapper.py </text:span></text:span><text:span text:style-name="Source_20_Text"><text:span text:style-name="T37">olarak kaydediyoruz</text:span></text:span><text:span text:style-name="T32">. </text:span><text:span text:style-name="T6">Kod aracılıgıyla</text:span> <text:span text:style-name="Source_20_Text">STDIN </text:span><text:span text:style-name="Source_20_Text"><text:span text:style-name="T38">den veri okunacak</text:span></text:span>, <text:span text:style-name="T6">kelimelerine parçalanacak ve kelimelerin liste yapısında maplenerek, hangi kelimeden kaçtane oldugun</text:span>(intermediate) <text:span text:style-name="Source_20_Text">STDOUT <text:s/></text:span><text:span text:style-name="Source_20_Text"><text:span text:style-name="T39">a çıktılanacaktır.Map Scripti her kelimeden kaçtane oldugunu bulmakla görevli DEGİLDİR.Map, aynı kelimeden input olarak birden fazla bulunmasına ragmen</text:span></text:span> “<text:span text:style-name="Source_20_Text">&lt;word&gt; </text:span><text:span text:style-name="Source_20_Text"><text:span text:style-name="T9">1” </text:span></text:span><text:s text:c="2"/><text:span text:style-name="T8">şeklinde birer tüp çıktılayacaktır.</text:span> <text:span text:style-name="T10">Reduce aşamasında ise kelimeler sayılacaktır.</text:span> </text:p>
      <text:p text:style-name="P14">Dosyaların çalışma izninin olduğundan emin olalım.</text:p>
      <text:p text:style-name="P4"><text:span text:style-name="Source_20_Text">chmod +x /home/hduser/mapper.py</text:span> </text:p>
      <text:p text:style-name="P15">mapper.py</text:p>
      <text:p text:style-name="P34"><text:span text:style-name="Source_20_Text">#!/usr/bin/env python</text:span></text:p>
      <text:p text:style-name="Preformatted_20_Text"/>
      <text:p text:style-name="Preformatted_20_Text"><text:span text:style-name="Source_20_Text">import sys</text:span></text:p>
      <text:p text:style-name="Preformatted_20_Text"/>
      <text:p text:style-name="Preformatted_20_Text"><text:span text:style-name="Source_20_Text"># input comes from STDIN (standard input)</text:span></text:p>
      <text:p text:style-name="Preformatted_20_Text"><text:span text:style-name="Source_20_Text">for line in sys.stdin:</text:span></text:p>
      <text:p text:style-name="Preformatted_20_Text"><text:span text:style-name="Source_20_Text"><text:s text:c="4"/># remove leading and trailing whitespace</text:span></text:p>
      <text:p text:style-name="Preformatted_20_Text"><text:span text:style-name="Source_20_Text"><text:s text:c="4"/>line = line.strip()</text:span></text:p>
      <text:p text:style-name="Preformatted_20_Text"><text:span text:style-name="Source_20_Text"><text:s text:c="4"/># split the line into words</text:span></text:p>
      <text:p text:style-name="Preformatted_20_Text"><text:span text:style-name="Source_20_Text"><text:s text:c="4"/>words = line.split()</text:span></text:p>
      <text:p text:style-name="Preformatted_20_Text"><text:span text:style-name="Source_20_Text"><text:s text:c="4"/># increase counters</text:span></text:p>
      <text:p text:style-name="Preformatted_20_Text"><text:span text:style-name="Source_20_Text"><text:s text:c="4"/>for word in words:</text:span></text:p>
      <text:p text:style-name="Preformatted_20_Text"><text:span text:style-name="Source_20_Text"><text:s text:c="8"/># write the results to STDOUT (standard output);</text:span></text:p>
      <text:p text:style-name="Preformatted_20_Text"><text:span text:style-name="Source_20_Text"><text:s text:c="8"/># what we output here will be the input for the</text:span></text:p>
      <text:p text:style-name="Preformatted_20_Text"><text:span text:style-name="Source_20_Text"><text:s text:c="8"/># Reduce step, i.e. the input for reducer.py</text:span></text:p>
      <text:p text:style-name="Preformatted_20_Text"><text:span text:style-name="Source_20_Text"><text:s text:c="8"/>#</text:span></text:p>
      <text:p text:style-name="Preformatted_20_Text"><text:span text:style-name="Source_20_Text"><text:s text:c="8"/># tab-delimited; the trivial word count is 1</text:span></text:p>
      <text:p text:style-name="P33"><text:span text:style-name="Source_20_Text"><text:s text:c="8"/>print '%s\t%s' % (word, 1)</text:span></text:p>
      <text:h text:style-name="P31" text:outline-level="2"><text:bookmark text:name="reduce-step-reducerpy"/><text:span text:style-name="Source_20_Text">Reduce </text:span><text:span text:style-name="Source_20_Text"><text:span text:style-name="T11">adımı</text:span></text:span><text:span text:style-name="Source_20_Text">: reducer.py</text:span></text:h>
      <text:p text:style-name="P5"><text:span text:style-name="Source_20_Text"><text:span text:style-name="T11">kodu</text:span></text:span><text:span text:style-name="Source_20_Text">/home/hduser/reducer.py </text:span><text:span text:style-name="Source_20_Text"><text:span text:style-name="T11">olarak kaydedelim</text:span></text:span>. <text:s/><text:span text:style-name="Source_20_Text">STDIN</text:span> <text:s/><text:span text:style-name="T12">den mapper in çıktıladıklarını okuyacaktır.</text:span>(<text:span text:style-name="T12">Dolayısı ile mapper ın çıktıladığı verinin fomratı ile reducer ın girdi olarak beklediği verinin formatı aynı olmak zorundadır.) ve herbir kelimenin sayısı hesaplanarak reducer ın </text:span><text:span text:style-name="Source_20_Text"><text:span text:style-name="T12">STDOUT</text:span></text:span><text:span text:style-name="Source_20_Text"><text:span text:style-name="T40"> u ile çıktılanacaktır.</text:span></text:span></text:p>
      <text:p text:style-name="Text_20_body"><text:span text:style-name="Source_20_Text">chmod +x /home/hduser/reducer.py</text:span> <text:span text:style-name="T13">(Dosyanın çalışma izni olduguna emin olalım.)</text:span></text:p>
      <text:p text:style-name="P6"><text:span text:style-name="T13">r</text:span>educer.py</text:p>
      <text:p text:style-name="P35"><text:span text:style-name="Source_20_Text">#!/usr/bin/env python</text:span></text:p>
      <text:p text:style-name="Preformatted_20_Text"/>
      <text:p text:style-name="Preformatted_20_Text"><text:span text:style-name="Source_20_Text">from operator import itemgetter</text:span></text:p>
      <text:p text:style-name="Preformatted_20_Text"><text:span text:style-name="Source_20_Text">import sys</text:span></text:p>
      <text:p text:style-name="Preformatted_20_Text"><text:soft-page-break/></text:p>
      <text:p text:style-name="Preformatted_20_Text"><text:span text:style-name="Source_20_Text">current_word = None</text:span></text:p>
      <text:p text:style-name="Preformatted_20_Text"><text:span text:style-name="Source_20_Text">current_count = 0</text:span></text:p>
      <text:p text:style-name="Preformatted_20_Text"><text:span text:style-name="Source_20_Text">word = None</text:span></text:p>
      <text:p text:style-name="Preformatted_20_Text"/>
      <text:p text:style-name="Preformatted_20_Text"><text:span text:style-name="Source_20_Text"># input comes from STDIN</text:span></text:p>
      <text:p text:style-name="Preformatted_20_Text"><text:span text:style-name="Source_20_Text">for line in sys.stdin:</text:span></text:p>
      <text:p text:style-name="Preformatted_20_Text"><text:span text:style-name="Source_20_Text"><text:s text:c="4"/># remove leading and trailing whitespace</text:span></text:p>
      <text:p text:style-name="Preformatted_20_Text"><text:span text:style-name="Source_20_Text"><text:s text:c="4"/>line = line.strip()</text:span></text:p>
      <text:p text:style-name="Preformatted_20_Text"/>
      <text:p text:style-name="Preformatted_20_Text"><text:span text:style-name="Source_20_Text"><text:s text:c="4"/># parse the input we got from mapper.py</text:span></text:p>
      <text:p text:style-name="Preformatted_20_Text"><text:span text:style-name="Source_20_Text"><text:s text:c="4"/>word, count = line.split('\t', 1)</text:span></text:p>
      <text:p text:style-name="Preformatted_20_Text"/>
      <text:p text:style-name="Preformatted_20_Text"><text:span text:style-name="Source_20_Text"><text:s text:c="4"/># convert count (currently a string) to int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count = int(count)</text:span></text:p>
      <text:p text:style-name="Preformatted_20_Text"><text:span text:style-name="Source_20_Text"><text:s text:c="4"/>except ValueError:</text:span></text:p>
      <text:p text:style-name="Preformatted_20_Text"><text:span text:style-name="Source_20_Text"><text:s text:c="8"/># count was not a number, so silently</text:span></text:p>
      <text:p text:style-name="Preformatted_20_Text"><text:span text:style-name="Source_20_Text"><text:s text:c="8"/># ignore/discard this line</text:span></text:p>
      <text:p text:style-name="Preformatted_20_Text"><text:span text:style-name="Source_20_Text"><text:s text:c="8"/>continue</text:span></text:p>
      <text:p text:style-name="Preformatted_20_Text"/>
      <text:p text:style-name="Preformatted_20_Text"><text:span text:style-name="Source_20_Text"><text:s text:c="4"/># this IF-switch only works because Hadoop sorts map output</text:span></text:p>
      <text:p text:style-name="Preformatted_20_Text"><text:span text:style-name="Source_20_Text"><text:s text:c="4"/># by key (here: word) before it is passed to the reducer</text:span></text:p>
      <text:p text:style-name="Preformatted_20_Text"><text:span text:style-name="Source_20_Text"><text:s text:c="4"/>if current_word == word:</text:span></text:p>
      <text:p text:style-name="Preformatted_20_Text"><text:span text:style-name="Source_20_Text"><text:s text:c="8"/>current_count += count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if current_word:</text:span></text:p>
      <text:p text:style-name="Preformatted_20_Text"><text:span text:style-name="Source_20_Text"><text:s text:c="12"/># write result to STDOUT</text:span></text:p>
      <text:p text:style-name="Preformatted_20_Text"><text:span text:style-name="Source_20_Text"><text:s text:c="12"/>print '%s\t%s' % (current_word, current_count)</text:span></text:p>
      <text:p text:style-name="Preformatted_20_Text"><text:span text:style-name="Source_20_Text"><text:s text:c="8"/>current_count = count</text:span></text:p>
      <text:p text:style-name="Preformatted_20_Text"><text:span text:style-name="Source_20_Text"><text:s text:c="8"/>current_word = word</text:span></text:p>
      <text:p text:style-name="Preformatted_20_Text"/>
      <text:p text:style-name="Preformatted_20_Text"><text:span text:style-name="Source_20_Text"># do not forget to output the last word if needed!</text:span></text:p>
      <text:p text:style-name="Preformatted_20_Text"><text:span text:style-name="Source_20_Text">if current_word == word:</text:span></text:p>
      <text:p text:style-name="P32"><text:span text:style-name="Source_20_Text"><text:s text:c="4"/>print '%s\t%s' % (current_word, current_count)</text:span></text:p>
      <text:h text:style-name="P28" text:outline-level="2"><text:soft-page-break/></text:h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><text:span text:style-name="T14">Kodu Test edelim</text:span>(cat data | map | sort | reduce)</text:h>
      <text:p text:style-name="P16">Mapper.py ve reducer.py scriptlerini MapReduceJobı olarak çalıştırmadan önce test edilmesinde fayda vardır.</text:p>
      <text:p text:style-name="P7"><text:span text:style-name="T15">N</text:span>asıl test yapılacagına dair yöntem aşagıdadır.</text:p>
      <text:p text:style-name="Preformatted_20_Text"><text:span text:style-name="Source_20_Text"># very basic test</text:span></text:p>
      <text:p text:style-name="Preformatted_20_Text"><text:span text:style-name="Source_20_Text">hduser@ubuntu:~$ echo "foo foo quux labs foo bar quux" | /home/hduser/mapper.py</text:span></text:p>
      <text:p text:style-name="Preformatted_20_Text"><text:span text:style-name="Source_20_Text">foo <text:s text:c="4"/>1</text:span></text:p>
      <text:p text:style-name="Preformatted_20_Text"><text:span text:style-name="Source_20_Text">foo <text:s text:c="4"/>1</text:span></text:p>
      <text:p text:style-name="Preformatted_20_Text"><text:span text:style-name="Source_20_Text">quux <text:s text:c="3"/>1</text:span></text:p>
      <text:p text:style-name="Preformatted_20_Text"><text:span text:style-name="Source_20_Text">labs <text:s text:c="3"/>1</text:span></text:p>
      <text:p text:style-name="Preformatted_20_Text"><text:span text:style-name="Source_20_Text">foo <text:s text:c="4"/>1</text:span></text:p>
      <text:p text:style-name="Preformatted_20_Text"><text:span text:style-name="Source_20_Text">bar <text:s text:c="4"/>1</text:span></text:p>
      <text:p text:style-name="Preformatted_20_Text"><text:span text:style-name="Source_20_Text">quux <text:s text:c="3"/>1</text:span></text:p>
      <text:p text:style-name="Preformatted_20_Text"/>
      <text:p text:style-name="Preformatted_20_Text"><text:span text:style-name="Source_20_Text">hduser@ubuntu:~$ echo "foo foo quux labs foo bar quux" | /home/hduser/mapper.py | sort -k1,1 | /home/hduser/reducer.py</text:span></text:p>
      <text:p text:style-name="Preformatted_20_Text"><text:span text:style-name="Source_20_Text">bar <text:s text:c="4"/>1</text:span></text:p>
      <text:p text:style-name="Preformatted_20_Text"><text:span text:style-name="Source_20_Text">foo <text:s text:c="4"/>3</text:span></text:p>
      <text:p text:style-name="Preformatted_20_Text"><text:span text:style-name="Source_20_Text">labs <text:s text:c="3"/>1</text:span></text:p>
      <text:p text:style-name="Preformatted_20_Text"><text:span text:style-name="Source_20_Text">quux <text:s text:c="3"/>2</text:span></text:p>
      <text:p text:style-name="Preformatted_20_Text"/>
      <text:p text:style-name="Preformatted_20_Text"><text:span text:style-name="Source_20_Text"># using one of the ebooks as example input</text:span></text:p>
      <text:p text:style-name="Preformatted_20_Text"><text:span text:style-name="Source_20_Text"># (see below on where to get the ebooks)</text:span></text:p>
      <text:p text:style-name="Preformatted_20_Text"><text:span text:style-name="Source_20_Text">hduser@ubuntu:~$ cat /tmp/gutenberg/20417-8.txt | /home/hduser/mapper.py</text:span></text:p>
      <text:p text:style-name="Preformatted_20_Text"><text:span text:style-name="Source_20_Text"><text:s/>The <text:s text:c="4"/>1</text:span></text:p>
      <text:p text:style-name="Preformatted_20_Text"><text:span text:style-name="Source_20_Text"><text:s/>Project 1</text:span></text:p>
      <text:p text:style-name="Preformatted_20_Text"><text:span text:style-name="Source_20_Text"><text:s/>Gutenberg <text:s text:c="6"/>1</text:span></text:p>
      <text:p text:style-name="Preformatted_20_Text"><text:span text:style-name="Source_20_Text"><text:s/>EBook <text:s text:c="2"/>1</text:span></text:p>
      <text:p text:style-name="Preformatted_20_Text"><text:span text:style-name="Source_20_Text"><text:s/>of <text:s text:c="5"/>1</text:span></text:p>
      <text:p text:style-name="Preformatted_20_Text"><text:span text:style-name="Source_20_Text"><text:s/>[...]</text:span></text:p>
      <text:p text:style-name="P32"><text:span text:style-name="Source_20_Text"><text:s/>(you get the idea)</text:span></text:p>
      <text:p text:style-name="Text_20_body"/>
      <text:h text:style-name="P27" text:outline-level="1">Hadoop üzerinde Python Kodu çalıştırma</text:h>
      <text:h text:style-name="P29" text:outline-level="2">İnput verisini aşagıdaki linklerden indirelim:</text:h>
      <text:p text:style-name="P9">-<text:span text:style-name="T16">http://www.gutenberg.org/etext/20417</text:span></text:p>
      <text:p text:style-name="P17"><text:soft-page-break/>-http://www.gutenberg.org/etext/5000</text:p>
      <text:p text:style-name="P18">-http://www.gutenberg.org/etext/4300</text:p>
      <text:p text:style-name="P11"><text:span text:style-name="T16">dosyaları </text:span><text:span text:style-name="Source_20_Text">Plain Text UTF-8</text:span><text:span text:style-name="Source_20_Text"><text:span text:style-name="T32"> </text:span></text:span><text:span text:style-name="Source_20_Text"><text:span text:style-name="T41">encoding olarak text dosyaları halinde indirip, </text:span></text:span><text:span text:style-name="Source_20_Text"><text:span text:style-name="T32">/tmp/gutenberg</text:span></text:span><text:span text:style-name="Source_20_Text"><text:span text:style-name="T41"> nin altına koyalım.</text:span></text:span></text:p>
      <text:p text:style-name="P36"><text:span text:style-name="Source_20_Text">hduser@ubuntu:~$ ls -l /tmp/gutenberg/</text:span></text:p>
      <text:p text:style-name="Preformatted_20_Text"><text:span text:style-name="Source_20_Text">total 3604</text:span></text:p>
      <text:p text:style-name="Preformatted_20_Text"><text:span text:style-name="Source_20_Text">-rw-r--r-- 1 hduser hadoop <text:s/>674566 Feb <text:s/>3 10:17 pg20417.txt</text:span></text:p>
      <text:p text:style-name="Preformatted_20_Text"><text:span text:style-name="Source_20_Text">-rw-r--r-- 1 hduser hadoop 1573112 Feb <text:s/>3 10:18 pg4300.txt</text:span></text:p>
      <text:p text:style-name="Preformatted_20_Text"><text:span text:style-name="Source_20_Text">-rw-r--r-- 1 hduser hadoop 1423801 Feb <text:s/>3 10:18 pg5000.txt</text:span></text:p>
      <text:p text:style-name="P32"><text:span text:style-name="Source_20_Text">hduser@ubuntu:~$</text:span></text:p>
      <text:h text:style-name="P30" text:outline-level="2"><text:bookmark text:name="copy-local-example-data-to-hdfs"/><text:span text:style-name="Source_20_Text"><text:span text:style-name="T18">Verilen HDFS e kopyalanması</text:span></text:span></text:h>
      <text:p text:style-name="P19">MapReduce Jobı çalıştırmadan önce, veriyi HDFS üzerine taşımak zorundayız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32">10</text:p>
          </table:table-cell>
          <table:table-cell table:style-name="Table1.A1" office:value-type="string">
            <text:p text:style-name="Preformatted_20_Text"><text:span text:style-name="Source_20_Text">hduser@ubuntu:/usr/local/hadoop$ bin/hadoop dfs -copyFromLocal /tmp/gutenberg /user/hduser/gutenberg</text:span></text:p>
            <text:p text:style-name="Preformatted_20_Text"><text:span text:style-name="Source_20_Text">hduser@ubuntu:/usr/local/hadoop$ bin/hadoop dfs -ls</text:span></text:p>
            <text:p text:style-name="Preformatted_20_Text"><text:span text:style-name="Source_20_Text">Found 1 items</text:span></text:p>
            <text:p text:style-name="Preformatted_20_Text"><text:span text:style-name="Source_20_Text">drwxr-xr-x <text:s text:c="2"/>- hduser supergroup <text:s text:c="9"/>0 2010-05-08 17:40 /user/hduser/gutenberg</text:span></text:p>
            <text:p text:style-name="Preformatted_20_Text"><text:span text:style-name="Source_20_Text">hduser@ubuntu:/usr/local/hadoop$ bin/hadoop dfs -ls /user/hduser/gutenberg</text:span></text:p>
            <text:p text:style-name="Preformatted_20_Text"><text:span text:style-name="Source_20_Text">Found 3 items</text:span></text:p>
            <text:p text:style-name="Preformatted_20_Text"><text:span text:style-name="Source_20_Text">-rw-r--r-- <text:s text:c="2"/>3 hduser supergroup <text:s text:c="4"/>674566 2011-03-10 11:38 /user/hduser/gutenberg/pg20417.txt</text:span></text:p>
            <text:p text:style-name="Preformatted_20_Text"><text:span text:style-name="Source_20_Text">-rw-r--r-- <text:s text:c="2"/>3 hduser supergroup <text:s text:c="3"/>1573112 2011-03-10 11:38 /user/hduser/gutenberg/pg4300.txt</text:span></text:p>
            <text:p text:style-name="Preformatted_20_Text"><text:span text:style-name="Source_20_Text">-rw-r--r-- <text:s text:c="2"/>3 hduser supergroup <text:s text:c="3"/>1423801 2011-03-10 11:38 /user/hduser/gutenberg/pg5000.txt</text:span></text:p>
            <text:p text:style-name="P32"><text:span text:style-name="Source_20_Text">hduser@ubuntu:/usr/local/hadoop$</text:span></text:p>
          </table:table-cell>
        </table:table-row>
      </table:table>
      <text:p text:style-name="P11"><text:span text:style-name="Source_20_Text"/></text:p>
      <text:h text:style-name="P29" text:outline-level="2">MapReduce job<text:span text:style-name="T19">ı Çalıştırma</text:span></text:h>
      <text:p text:style-name="P12"><text:span text:style-name="Source_20_Text">STDIN</text:span> <text:span text:style-name="T20">ve</text:span> <text:span text:style-name="Source_20_Text">STDOUT </text:span><text:span text:style-name="Source_20_Text"><text:span text:style-name="T42">lar arasındaki veri aktarımını Hadoop Streaming API aracılıgıyla gerçekleştireceğimizi söylemiştik.Şimdi zamanı</text:span></text:span><text:span text:style-name="T32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32">4</text:p>
          </table:table-cell>
          <table:table-cell table:style-name="Table2.A1" office:value-type="string">
            <text:p text:style-name="Preformatted_20_Text"><text:span text:style-name="Source_20_Text">hduser@ubuntu:/usr/local/hadoop$ bin/hadoop jar contrib/streaming/hadoop-*streaming*.jar \</text:span></text:p>
            <text:p text:style-name="Preformatted_20_Text"><text:span text:style-name="Source_20_Text">-file /home/hduser/mapper.py <text:s text:c="3"/>-mapper /home/hduser/mapper.py \</text:span></text:p>
            <text:p text:style-name="Preformatted_20_Text"><text:span text:style-name="Source_20_Text">-file /home/hduser/reducer.py <text:s text:c="2"/>-reducer /home/hduser/reducer.py \</text:span></text:p>
            <text:p text:style-name="P32"><text:span text:style-name="Source_20_Text">-input /user/hduser/gutenberg/* -output /user/hduser/gutenberg-output</text:span></text:p>
          </table:table-cell>
        </table:table-row>
      </table:table>
      <text:p text:style-name="P20">Hadoop ayarlarının geçici olarak değiştirmek istersek(çalışmaya özgü)bunu -D seçenegini kullanarak yapabilriz.</text:p>
      <text:p text:style-name="P37"><text:span text:style-name="Source_20_Text">hduser@ubuntu:/usr/local/hadoop$ bin/hadoop jar contrib/streaming/hadoop-*streaming*.jar -D mapred.reduce.tasks=16 ...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10"><text:span text:style-name="Source_20_Text"><text:span text:style-name="T43">Job, HDFS den </text:span></text:span><text:span text:style-name="Source_20_Text"><text:span text:style-name="T32">/user/hduser/gutenberg </text:span></text:span><text:span text:style-name="Source_20_Text"><text:span text:style-name="T43">u altındaki veriyi okuyacak,işleyecek ve sonucu yine HDFS üzerinde </text:span></text:span><text:span text:style-name="Source_20_Text"><text:span text:style-name="T32">/user/hduser/gutenberg-output </text:span></text:span><text:span text:style-name="Source_20_Text"><text:span text:style-name="T43">altına çıktılayacaktır.Genelde Hadoop herbir reduce a karşılık 1 dosya çıktılayacaktır. Ancak örneğimiz girdi verisini boyutu küçük olduğundan dolayı tek bir dosya oluşturulacaktır.</text:span></text:span></text:p>
      <text:p text:style-name="P10"><text:span text:style-name="Source_20_Text"><text:span text:style-name="T43"/></text:span></text:p>
      <text:p text:style-name="P10"><text:span text:style-name="Source_20_Text"><text:span text:style-name="T43"/></text:span></text:p>
      <text:p text:style-name="P13"><text:soft-page-break/>Bir önceki komutun konsol çıktısı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32">20</text:p>
          </table:table-cell>
          <table:table-cell table:style-name="Table3.A1" office:value-type="string">
            <text:p text:style-name="Preformatted_20_Text"><text:span text:style-name="Source_20_Text">hduser@ubuntu:/usr/local/hadoop$ bin/hadoop jar contrib/streaming/hadoop-*streaming*.jar -mapper /home/hduser/mapper.py -reducer /home/hduser/reducer.py -input /user/hduser/gutenberg/* -output /user/hduser/gutenberg-output</text:span></text:p>
            <text:p text:style-name="Preformatted_20_Text"><text:span text:style-name="Source_20_Text"><text:s/>additionalConfSpec_:null</text:span></text:p>
            <text:p text:style-name="Preformatted_20_Text"><text:span text:style-name="Source_20_Text"><text:s/>null=@@@userJobConfProps_.get(stream.shipped.hadoopstreaming</text:span></text:p>
            <text:p text:style-name="Preformatted_20_Text"><text:span text:style-name="Source_20_Text"><text:s/>packageJobJar: [/app/hadoop/tmp/hadoop-unjar54543/]</text:span></text:p>
            <text:p text:style-name="Preformatted_20_Text"><text:span text:style-name="Source_20_Text"><text:s/>[] /tmp/streamjob54544.jar tmpDir=null</text:span></text:p>
            <text:p text:style-name="Preformatted_20_Text"><text:span text:style-name="Source_20_Text"><text:s/>[...] INFO mapred.FileInputFormat: Total input paths to process : 7</text:span></text:p>
            <text:p text:style-name="Preformatted_20_Text"><text:span text:style-name="Source_20_Text"><text:s/>[...] INFO streaming.StreamJob: getLocalDirs(): [/app/hadoop/tmp/mapred/local]</text:span></text:p>
            <text:p text:style-name="Preformatted_20_Text"><text:span text:style-name="Source_20_Text"><text:s/>[...] INFO streaming.StreamJob: Running job: job_200803031615_0021</text:span></text:p>
            <text:p text:style-name="Preformatted_20_Text"><text:span text:style-name="Source_20_Text"><text:s/>[...]</text:span></text:p>
            <text:p text:style-name="Preformatted_20_Text"><text:span text:style-name="Source_20_Text"><text:s/>[...] INFO streaming.StreamJob: <text:s/>map 0% <text:s/>reduce 0%</text:span></text:p>
            <text:p text:style-name="Preformatted_20_Text"><text:span text:style-name="Source_20_Text"><text:s/>[...] INFO streaming.StreamJob: <text:s/>map 43% <text:s/>reduce 0%</text:span></text:p>
            <text:p text:style-name="Preformatted_20_Text"><text:span text:style-name="Source_20_Text"><text:s/>[...] INFO streaming.StreamJob: <text:s/>map 86% <text:s/>reduce 0%</text:span></text:p>
            <text:p text:style-name="Preformatted_20_Text"><text:span text:style-name="Source_20_Text"><text:s/>[...] INFO streaming.StreamJob: <text:s/>map 100% <text:s/>reduce 0%</text:span></text:p>
            <text:p text:style-name="Preformatted_20_Text"><text:span text:style-name="Source_20_Text"><text:s/>[...] INFO streaming.StreamJob: <text:s/>map 100% <text:s/>reduce 33%</text:span></text:p>
            <text:p text:style-name="Preformatted_20_Text"><text:span text:style-name="Source_20_Text"><text:s/>[...] INFO streaming.StreamJob: <text:s/>map 100% <text:s/>reduce 70%</text:span></text:p>
            <text:p text:style-name="Preformatted_20_Text"><text:span text:style-name="Source_20_Text"><text:s/>[...] INFO streaming.StreamJob: <text:s/>map 100% <text:s/>reduce 77%</text:span></text:p>
            <text:p text:style-name="Preformatted_20_Text"><text:span text:style-name="Source_20_Text"><text:s/>[...] INFO streaming.StreamJob: <text:s/>map 100% <text:s/>reduce 100%</text:span></text:p>
            <text:p text:style-name="Preformatted_20_Text"><text:span text:style-name="Source_20_Text"><text:s/>[...] INFO streaming.StreamJob: Job complete: job_200803031615_0021</text:span></text:p>
            <text:p text:style-name="Preformatted_20_Text"><text:span text:style-name="Source_20_Text"><text:s/>[...] INFO streaming.StreamJob: Output: /user/hduser/gutenberg-output</text:span></text:p>
            <text:p text:style-name="P32"><text:span text:style-name="Source_20_Text">hduser@ubuntu:/usr/local/hadoop$</text:span></text:p>
          </table:table-cell>
        </table:table-row>
      </table:table>
      <text:p text:style-name="Text_20_body"><text:span text:style-name="T22">Hadoop ayrıca, basit bir web arayüzü yoluyla bilgilendirme ve istatistikleri görebilmemizide sağlar</text:span> <text:a xlink:type="simple" xlink:href="http://localhost:50030/">http://localhost:50030/</text:a> <text:span text:style-name="T23">den webarayüzüne erişilebilir.</text:span></text:p>
      <text:p text:style-name="P21"><text:soft-page-break/><draw:frame draw:style-name="fr1" draw:name="graphics1" text:anchor-type="as-char" svg:width="5.3957in" svg:height="6.25in" draw:z-index="0"><draw:image xlink:href="http://www.michael-noll.com/blog/uploads/Hadoop-web-interface-screenshot.png" xlink:type="simple" xlink:show="embed" xlink:actuate="onLoad"/></draw:frame></text:p>
      <text:p text:style-name="Text_20_body"/>
      <text:p text:style-name="P40">çiktinin başarili bir şekilde depolandığını kontrol etmek için: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32">4</text:p>
          </table:table-cell>
          <table:table-cell table:style-name="Table4.A1" office:value-type="string">
            <text:p text:style-name="Preformatted_20_Text"><text:span text:style-name="Source_20_Text">hduser@ubuntu:/usr/local/hadoop$ bin/hadoop dfs -ls /user/hduser/gutenberg-output</text:span></text:p>
            <text:p text:style-name="Preformatted_20_Text"><text:span text:style-name="Source_20_Text">Found 1 items</text:span></text:p>
            <text:p text:style-name="Preformatted_20_Text"><text:span text:style-name="Source_20_Text">/user/hduser/gutenberg-output/part-00000 <text:s text:c="4"/>&amp;lt;r 1&amp;gt; <text:s text:c="2"/>903193 <text:s/>2007-09-21 13:00</text:span></text:p>
            <text:p text:style-name="P32"><text:span text:style-name="Source_20_Text">hduser@ubuntu:/usr/local/hadoop$</text:span></text:p>
          </table:table-cell>
        </table:table-row>
      </table:table>
      <text:p text:style-name="P22"><text:span text:style-name="Source_20_Text"><text:span text:style-name="T32">dfs -cat </text:span></text:span><text:span text:style-name="Source_20_Text"><text:span text:style-name="T44">komutu ile hdfs üzerinde çıktılanmış dosyanın içeriğini görebiliriz.</text:span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reformatted_20_Text"/>
          </table:table-cell>
          <table:table-cell table:style-name="Table5.A1" office:value-type="string">
            <text:p text:style-name="P39"><text:span text:style-name="Source_20_Text">hduser@ubuntu:/usr/local/hadoop$ bin/hadoop dfs -cat /user/hduser/gutenberg-output/part-00000</text:span></text:p>
            <text:p text:style-name="Preformatted_20_Text"><text:span text:style-name="Source_20_Text">"(Lo)cra" <text:s text:c="6"/>1</text:span></text:p>
            <text:p text:style-name="Preformatted_20_Text"><text:span text:style-name="Source_20_Text">"1490 <text:s text:c="2"/>1</text:span></text:p>
            <text:p text:style-name="Preformatted_20_Text"><text:span text:style-name="Source_20_Text">"1498," 1</text:span></text:p>
            <text:p text:style-name="Preformatted_20_Text"><text:span text:style-name="Source_20_Text">"35" <text:s text:c="3"/>1</text:span></text:p>
            <text:p text:style-name="Preformatted_20_Text"><text:span text:style-name="Source_20_Text">"40," <text:s text:c="2"/>1</text:span></text:p>
            <text:p text:style-name="Preformatted_20_Text"><text:span text:style-name="Source_20_Text">"A <text:s text:c="5"/>2</text:span></text:p>
            <text:p text:style-name="Preformatted_20_Text"><text:span text:style-name="Source_20_Text">"AS-IS". <text:s text:c="7"/>2</text:span></text:p>
            <text:p text:style-name="Preformatted_20_Text"><text:span text:style-name="Source_20_Text">"A_ <text:s text:c="4"/>1</text:span></text:p>
            <text:p text:style-name="Preformatted_20_Text"><text:span text:style-name="Source_20_Text">"Absoluti <text:s text:c="6"/>1</text:span></text:p>
            <text:p text:style-name="Preformatted_20_Text"><text:span text:style-name="Source_20_Text">[...]</text:span></text:p>
            <text:p text:style-name="P32"><text:soft-page-break/><text:span text:style-name="Source_20_Text">hduser@ubuntu:/usr/local/hadoop$</text:span></text:p>
            <text:p text:style-name="P38"><text:span text:style-name="Source_20_Text"/></text:p>
          </table:table-cell>
        </table:table-row>
      </table:table>
      <text:p text:style-name="P23">Tırnak içerisindeki kısım dosya içerisinde geçen kelime yanındaki sayı ise kaç kez dosyada geçtiğidir.</text:p>
      <text:h text:style-name="Heading_20_1" text:outline-level="1"><text:s/><text:span text:style-name="T25">Iterator ve Generatorler yardımıyla Mapper ve Reducerun Kodunun iyileştirimi</text:span></text:h>
      <text:p text:style-name="P41">Genellikle, <text:s/>iterator ve generatorler veri gr<text:span text:style-name="T46">u</text:span>plarının oluşturulması sırasında avantaj sağlamaz. Eldeki işe göre bellek harcanması, hesaplama karmaşası gibi durumların indirgenmesi yönünde fayda sağlar.</text:p>
      <text:p text:style-name="P44"><text:span text:style-name="T26">A</text:span>şagıda<text:span text:style-name="T47">k</text:span>i Map ve Reduce scripti <text:span text:style-name="T27">Bazı fonksiyonellikler Hadoop un kendisinden gelmesinden dolayı </text:span>sadece Hadoop Contexti içerisinde dogru şekilde çalışır.</text:p>
      <text:p text:style-name="P24"><text:span text:style-name="T27">Yani test etmek amaçlı kullanacagımız </text:span><text:s/>“cat DATA | ./mapper.py | sort -k1,1 | ./reducer.py” <text:span text:style-name="T27">komutu dogru çalışmayacaktır. </text:span></text:p>
      <text:p text:style-name="P25"><text:bookmark text:name="mapperpy"/>mapper.py</text:p>
      <text:p text:style-name="P26">mapper.py (improved)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32">24</text:p>
          </table:table-cell>
          <table:table-cell table:style-name="Table6.A1" office:value-type="string">
            <text:p text:style-name="Preformatted_20_Text"><text:span text:style-name="Source_20_Text">#!/usr/bin/env python</text:span></text:p>
            <text:p text:style-name="Preformatted_20_Text"><text:span text:style-name="Source_20_Text">"""A more advanced Mapper, using Python iterators and generators."""</text:span></text:p>
            <text:p text:style-name="Preformatted_20_Text"/>
            <text:p text:style-name="Preformatted_20_Text"><text:span text:style-name="Source_20_Text">import sys</text:span></text:p>
            <text:p text:style-name="Preformatted_20_Text"/>
            <text:p text:style-name="Preformatted_20_Text"><text:span text:style-name="Source_20_Text">def read_input(file):</text:span></text:p>
            <text:p text:style-name="Preformatted_20_Text"><text:span text:style-name="Source_20_Text"><text:s text:c="4"/>for line in file:</text:span></text:p>
            <text:p text:style-name="Preformatted_20_Text"><text:span text:style-name="Source_20_Text"><text:s text:c="8"/># split the line into words</text:span></text:p>
            <text:p text:style-name="Preformatted_20_Text"><text:span text:style-name="Source_20_Text"><text:s text:c="8"/>yield line.split()</text:span></text:p>
            <text:p text:style-name="Preformatted_20_Text"/>
            <text:p text:style-name="Preformatted_20_Text"><text:span text:style-name="Source_20_Text">def main(separator='\t'):</text:span></text:p>
            <text:p text:style-name="Preformatted_20_Text"><text:span text:style-name="Source_20_Text"><text:s text:c="4"/># input comes from STDIN (standard input)</text:span></text:p>
            <text:p text:style-name="Preformatted_20_Text"><text:span text:style-name="Source_20_Text"><text:s text:c="4"/>data = read_input(sys.stdin)</text:span></text:p>
            <text:p text:style-name="Preformatted_20_Text"><text:span text:style-name="Source_20_Text"><text:s text:c="4"/>for words in data:</text:span></text:p>
            <text:p text:style-name="Preformatted_20_Text"><text:span text:style-name="Source_20_Text"><text:s text:c="8"/># write the results to STDOUT (standard output);</text:span></text:p>
            <text:p text:style-name="Preformatted_20_Text"><text:span text:style-name="Source_20_Text"><text:s text:c="8"/># what we output here will be the input for the</text:span></text:p>
            <text:p text:style-name="Preformatted_20_Text"><text:span text:style-name="Source_20_Text"><text:s text:c="8"/># Reduce step, i.e. the input for reducer.py</text:span></text:p>
            <text:p text:style-name="Preformatted_20_Text"><text:span text:style-name="Source_20_Text"><text:s text:c="8"/>#</text:span></text:p>
            <text:p text:style-name="Preformatted_20_Text"><text:span text:style-name="Source_20_Text"><text:s text:c="8"/># tab-delimited; the trivial word count is 1</text:span></text:p>
            <text:p text:style-name="Preformatted_20_Text"><text:span text:style-name="Source_20_Text"><text:s text:c="8"/>for word in words:</text:span></text:p>
            <text:p text:style-name="Preformatted_20_Text"><text:span text:style-name="Source_20_Text"><text:s text:c="12"/>print '%s%s%d' % (word, separator, 1)</text:span></text:p>
            <text:p text:style-name="Preformatted_20_Text"/>
            <text:p text:style-name="Preformatted_20_Text"><text:span text:style-name="Source_20_Text">if __name__ == "__main__":</text:span></text:p>
            <text:p text:style-name="P32"><text:span text:style-name="Source_20_Text"><text:s text:c="4"/>main()</text:span></text:p>
          </table:table-cell>
        </table:table-row>
      </table:table>
      <text:h text:style-name="Heading_20_2" text:outline-level="2"><text:bookmark text:name="reducerpy"/>reducer.py</text:h>
      <text:p text:style-name="P26">reducer.py (improved) 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<text:soft-page-break/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32">28</text:p>
          </table:table-cell>
          <table:table-cell table:style-name="Table7.A1" office:value-type="string">
            <text:p text:style-name="Preformatted_20_Text"><text:span text:style-name="Source_20_Text">#!/usr/bin/env python</text:span></text:p>
            <text:p text:style-name="Preformatted_20_Text"><text:span text:style-name="Source_20_Text">"""A more advanced Reducer, using Python iterators and generators."""</text:span></text:p>
            <text:p text:style-name="Preformatted_20_Text"/>
            <text:p text:style-name="Preformatted_20_Text"><text:span text:style-name="Source_20_Text">from itertools import groupby</text:span></text:p>
            <text:p text:style-name="Preformatted_20_Text"><text:span text:style-name="Source_20_Text">from operator import itemgetter</text:span></text:p>
            <text:p text:style-name="Preformatted_20_Text"><text:span text:style-name="Source_20_Text">import sys</text:span></text:p>
            <text:p text:style-name="Preformatted_20_Text"><text:soft-page-break/></text:p>
            <text:p text:style-name="Preformatted_20_Text"><text:span text:style-name="Source_20_Text">def read_mapper_output(file, separator='\t'):</text:span></text:p>
            <text:p text:style-name="Preformatted_20_Text"><text:span text:style-name="Source_20_Text"><text:s text:c="4"/>for line in file:</text:span></text:p>
            <text:p text:style-name="Preformatted_20_Text"><text:span text:style-name="Source_20_Text"><text:s text:c="8"/>yield line.rstrip().split(separator, 1)</text:span></text:p>
            <text:p text:style-name="Preformatted_20_Text"/>
            <text:p text:style-name="Preformatted_20_Text"><text:span text:style-name="Source_20_Text">def main(separator='\t'):</text:span></text:p>
            <text:p text:style-name="Preformatted_20_Text"><text:span text:style-name="Source_20_Text"><text:s text:c="4"/># input comes from STDIN (standard input)</text:span></text:p>
            <text:p text:style-name="Preformatted_20_Text"><text:span text:style-name="Source_20_Text"><text:s text:c="4"/>data = read_mapper_output(sys.stdin, separator=separator)</text:span></text:p>
            <text:p text:style-name="Preformatted_20_Text"><text:span text:style-name="Source_20_Text"><text:s text:c="4"/># groupby groups multiple word-count pairs by word,</text:span></text:p>
            <text:p text:style-name="Preformatted_20_Text"><text:span text:style-name="Source_20_Text"><text:s text:c="4"/># and creates an iterator that returns consecutive keys and their group:</text:span></text:p>
            <text:p text:style-name="Preformatted_20_Text"><text:span text:style-name="Source_20_Text"><text:s text:c="4"/># <text:s text:c="2"/>current_word - string containing a word (the key)</text:span></text:p>
            <text:p text:style-name="Preformatted_20_Text"><text:span text:style-name="Source_20_Text"><text:s text:c="4"/># <text:s text:c="2"/>group - iterator yielding all ["&amp;lt;current_word&amp;gt;", "&amp;lt;count&amp;gt;"] items</text:span></text:p>
            <text:p text:style-name="Preformatted_20_Text"><text:span text:style-name="Source_20_Text"><text:s text:c="4"/>for current_word, group in groupby(data, itemgetter(0)):</text:span></text:p>
            <text:p text:style-name="Preformatted_20_Text"><text:span text:style-name="Source_20_Text"><text:s text:c="8"/>try:</text:span></text:p>
            <text:p text:style-name="Preformatted_20_Text"><text:span text:style-name="Source_20_Text"><text:s text:c="12"/>total_count = sum(int(count) for current_word, count in group)</text:span></text:p>
            <text:p text:style-name="Preformatted_20_Text"><text:span text:style-name="Source_20_Text"><text:s text:c="12"/>print "%s%s%d" % (current_word, separator, total_count)</text:span></text:p>
            <text:p text:style-name="Preformatted_20_Text"><text:span text:style-name="Source_20_Text"><text:s text:c="8"/>except ValueError:</text:span></text:p>
            <text:p text:style-name="Preformatted_20_Text"><text:span text:style-name="Source_20_Text"><text:s text:c="12"/># count was not a number, so silently discard this item</text:span></text:p>
            <text:p text:style-name="Preformatted_20_Text"><text:span text:style-name="Source_20_Text"><text:s text:c="12"/>pass</text:span></text:p>
            <text:p text:style-name="Preformatted_20_Text"/>
            <text:p text:style-name="Preformatted_20_Text"><text:span text:style-name="Source_20_Text">if __name__ == "__main__":</text:span></text:p>
            <text:p text:style-name="P32"><text:span text:style-name="Source_20_Text"><text:s text:c="4"/>main()</text:span></text:p>
          </table:table-cell>
        </table:table-row>
      </table:table>
      <text:p text:style-name="Text_20_body"/>
      <text:p text:style-name="P37"><text:span text:style-name="Source_20_Text"/></text:p>
      <text:p text:style-name="P8"/>
      <text:p text:style-name="P6"/>
      <text:p text:style-name="P33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9:01:50.295629139</meta:creation-date>
    <dc:date>2014-02-19T22:59:20.749954204</dc:date>
    <meta:editing-duration>PT1H44M3S</meta:editing-duration>
    <meta:editing-cycles>86</meta:editing-cycles>
    <meta:generator>LibreOffice/4.1.3.2$Linux_X86_64 LibreOffice_project/410m0$Build-2</meta:generator>
    <dc:creator>sertac </dc:creator>
    <meta:document-statistic meta:table-count="7" meta:image-count="1" meta:object-count="0" meta:page-count="8" meta:paragraph-count="305" meta:word-count="1318" meta:character-count="10538" meta:non-whitespace-character-count="8917"/>
  </office:meta>
</office:document-meta>
</file>